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fo:min-height="13.609cm"/>
    </style:style>
    <style:style style:name="pr6" style:family="presentation" style:parent-style-name="Android-outline1">
      <style:graphic-properties draw:fill-color="#ffffff" draw:auto-grow-height="true" fo:min-height="13.86cm"/>
    </style:style>
    <style:style style:name="pr7" style:family="presentation" style:parent-style-name="Android-title">
      <style:graphic-properties draw:auto-grow-height="true" fo:min-height="3.506cm"/>
    </style:style>
    <style:style style:name="pr8" style:family="presentation" style:parent-style-name="Android-outline1">
      <style:graphic-properties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Corbel" style:font-pitch="variable"/>
    </style:style>
    <style:style style:name="P6" style:family="paragraph">
      <style:text-properties fo:font-family="Corbel" style:font-pitch="variable"/>
    </style:style>
    <style:style style:name="P7" style:family="paragraph">
      <style:paragraph-properties fo:margin-left="1.2cm" fo:margin-right="0cm" fo:text-indent="-0.9cm"/>
      <style:text-properties fo:font-family="Corbel" style:font-pitch="variable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family="Abscissa" style:font-pitch="variable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rbel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Consolas" style:font-pitch="fixe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Consolas" style:font-pitch="fixed"/>
    </style:style>
    <style:style style:name="T8" style:family="text">
      <style:text-properties fo:font-family="Consolas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App Widge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4" draw:layer="layout" svg:width="25.199cm" svg:height="3.506cm" svg:x="1.4cm" svg:y="0.837cm" presentation:class="title">
          <draw:text-box>
            <text:p text:style-name="P4">What is an App Widget?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Home Screen Real Estate</text:span></text:p>
                <text:list>
                  <text:list-item>
                    <text:p text:style-name="P6"><text:span text:style-name="T2">Defined, implemented by applications</text:span></text:p>
                  </text:list-item>
                  <text:list-item>
                    <text:p text:style-name="P6"><text:span text:style-name="T2">Added by user to home screen</text:span></text:p>
                  </text:list-item>
                  <text:list-item>
                    <text:p text:style-name="P6"><text:span text:style-name="T2">Abilities</text:span></text:p>
                    <text:list>
                      <text:list-item>
                        <text:p text:style-name="P6"><text:span text:style-name="T2">Display (some) widgets within defined area</text:span></text:p>
                      </text:list-item>
                      <text:list-item>
                        <text:p text:style-name="P6"><text:span text:style-name="T2">Receive (limited) user input</text:span></text:p>
                      </text:list-item>
                      <text:list-item>
                        <text:p text:style-name="P6"><text:span text:style-name="T2">Update as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4" draw:layer="layout" svg:width="25.199cm" svg:height="3.506cm" svg:x="1.4cm" svg:y="0.837cm" presentation:class="title">
          <draw:text-box>
            <text:p text:style-name="P4">App Widgets and Security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App Widgets Displayed by Home Screen</text:span></text:p>
                <text:list>
                  <text:list-item>
                    <text:p text:style-name="P6"><text:span text:style-name="T2">Home screen runs in system process with elevated permissions</text:span></text:p>
                  </text:list-item>
                </text:list>
              </text:list-item>
              <text:list-item>
                <text:p text:style-name="P6"><text:span text:style-name="T2">App Widgets Not “Run” by Home Screen</text:span></text:p>
                <text:list>
                  <text:list-item>
                    <text:p text:style-name="P6"><text:span text:style-name="T2">Application code runs in own process</text:span></text:p>
                  </text:list-item>
                  <text:list-item>
                    <text:p text:style-name="P6"><text:span text:style-name="T2">Inter-process communication for defining</text:span><text:span text:style-name="T2"><text:line-break/></text:span><text:span text:style-name="T2">widget UI and responding to user inpu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4" draw:layer="layout" svg:width="25.199cm" svg:height="3.506cm" svg:x="1.4cm" svg:y="0.837cm" presentation:class="title">
          <draw:text-box>
            <text:p text:style-name="P4">RemoteViews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IPC for UI: Serialization Pattern</text:p>
                <text:list>
                  <text:list-item>
                    <text:p>Applications define app widget UI via a RemoteViews structure</text:p>
                  </text:list-item>
                  <text:list-item>
                    <text:p>RemoteViews object serialized, passed over IPC to home screen</text:p>
                  </text:list-item>
                  <text:list-item>
                    <text:p>Home screen applies RemoteViews to<text:line-break/>designated space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4" draw:layer="layout" svg:width="25.199cm" svg:height="3.506cm" svg:x="1.4cm" svg:y="0.837cm" presentation:class="title">
          <draw:text-box>
            <text:p text:style-name="P4">Components of App Widgets</text:p>
          </draw:text-box>
        </draw:frame>
        <draw:frame presentation:style-name="pr5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Layout</text:p>
              </text:list-item>
              <text:list-item>
                <text:p text:style-name="P4">Metadata</text:p>
              </text:list-item>
              <text:list-item>
                <text:p text:style-name="P4">AppWidgetProvider</text:p>
                <text:list>
                  <text:list-item>
                    <text:p>BroadcastReceiver subclass</text:p>
                  </text:list-item>
                  <text:list-item>
                    <text:p>Provides API for app widget event management</text:p>
                  </text:list-item>
                </text:list>
              </text:list-item>
              <text:list-item>
                <text:p>Manifest entry</text:p>
              </text:list-item>
              <text:list-item>
                <text:p>Optional: IntentService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4" draw:layer="layout" svg:width="25.199cm" svg:height="3.506cm" svg:x="1.4cm" svg:y="0.837cm" presentation:class="title">
          <draw:text-box>
            <text:p text:style-name="P4">Layouts and Widgets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App Widget Layouts</text:p>
                <text:list>
                  <text:list-item>
                    <text:p>Same as any other layout</text:p>
                  </text:list-item>
                </text:list>
              </text:list-item>
              <text:list-item>
                <text:p>Limitation: RemoteViews-Compatible Widgets</text:p>
                <text:list>
                  <text:list-item>
                    <text:p>FrameLayout, LinearLayout, RelativeLayout</text:p>
                  </text:list-item>
                  <text:list-item>
                    <text:p>Button, ImageButton</text:p>
                  </text:list-item>
                  <text:list-item>
                    <text:p>TextView, ImageView</text:p>
                  </text:list-item>
                  <text:list-item>
                    <text:p>Chronometer, AnalogClock, ProgressBa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4" draw:layer="layout" svg:width="25.199cm" svg:height="3.506cm" svg:x="1.4cm" svg:y="0.837cm" presentation:class="title">
          <draw:text-box>
            <text:p text:style-name="P4">Metadata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XML Resource Describing App Widget</text:p>
                <text:list>
                  <text:list-item>
                    <text:p><text:span text:style-name="T3">&lt;appwidget-provider&gt; root element</text:span></text:p>
                  </text:list-item>
                  <text:list-item>
                    <text:p><text:span text:style-name="T3">android:minWidth, android:minHeight = approximate size</text:span></text:p>
                    <text:list>
                      <text:list-item>
                        <text:p><text:span text:style-name="T3">Actual size calculated in terms of “cells”</text:span></text:p>
                      </text:list-item>
                    </text:list>
                  </text:list-item>
                  <text:list-item>
                    <text:p><text:span text:style-name="T3">android:updatePeriodMillis = triggers updates to widg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4" draw:layer="layout" svg:width="25.199cm" svg:height="3.506cm" svg:x="1.4cm" svg:y="0.837cm" presentation:class="title">
          <draw:text-box>
            <text:p text:style-name="P4">Metadata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XML Resource Describing App Widget</text:p>
                <text:list>
                  <text:list-item>
                    <text:p><text:span text:style-name="T3">Optional</text:span></text:p>
                    <text:list>
                      <text:list-item>
                        <text:p><text:span text:style-name="T3">android:initialLayout = UI layout to use</text:span></text:p>
                      </text:list-item>
                      <text:list-item>
                        <text:p><text:span text:style-name="T3">android:configure = configuration activity to</text:span><text:span text:style-name="T3"><text:line-break/></text:span><text:span text:style-name="T3">launch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4" draw:layer="layout" svg:width="25.199cm" svg:height="3.506cm" svg:x="1.4cm" svg:y="0.837cm" presentation:class="title">
          <draw:text-box>
            <text:p text:style-name="P4">AppWidgetProvider</text:p>
          </draw:text-box>
        </draw:frame>
        <draw:frame presentation:style-name="pr6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ctual App Widget Implementation</text:p>
              </text:list-item>
              <text:list-item>
                <text:p text:style-name="P4">Subclass of BroadcastReceiver</text:p>
              </text:list-item>
              <text:list-item>
                <text:p text:style-name="P4">Translates broadcasts into app widget-specific callbacks</text:p>
                <text:list>
                  <text:list-item>
                    <text:p>Key one: <text:span text:style-name="T4">onUpdate()</text:span></text:p>
                  </text:list-item>
                </text:list>
              </text:list-item>
              <text:list-item>
                <text:p>Remember: you are on the UI thread!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4" draw:layer="layout" svg:width="25.199cm" svg:height="3.506cm" svg:x="1.4cm" svg:y="0.837cm" presentation:class="title">
          <draw:text-box>
            <text:p text:style-name="P4">Manifest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&lt;receiver&gt; Element for AppWidgetProvider</text:p>
                <text:list>
                  <text:list-item>
                    <text:p>android:name, android:icon = used for widget selection dialog</text:p>
                  </text:list-item>
                  <text:list-item>
                    <text:p><text:span text:style-name="T5">&lt;intent-filter&gt; for APPWIDGET_UPDATE</text:span></text:p>
                  </text:list-item>
                  <text:list-item>
                    <text:p><text:span text:style-name="T5">&lt;meta-data&gt; element</text:span></text:p>
                    <text:list>
                      <text:list-item>
                        <text:p><text:span text:style-name="T6">android:name="android.appwidget.provider"</text:span></text:p>
                      </text:list-item>
                      <text:list-item>
                        <text:p><text:span text:style-name="T6">android:resource="@xml/..."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7" draw:layer="layout" svg:width="25.199cm" svg:height="3.506cm" svg:x="1.4cm" svg:y="0.837cm" presentation:class="title">
          <draw:text-box>
            <text:p>IntentService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ackground Processing Engine Base Class</text:p>
              </text:list-item>
              <text:list-item>
                <text:p>What You Do</text:p>
                <text:list>
                  <text:list-item>
                    <text:p>Call <text:span text:style-name="T4">onStart()</text:span> w/ details of “job” to do</text:p>
                  </text:list-item>
                  <text:list-item>
                    <text:p>Override <text:span text:style-name="T4">onHandleIntent()</text:span></text:p>
                  </text:list-item>
                  <text:list-item>
                    <text:p>Implement business logic...runs in background!</text:p>
                  </text:list-item>
                </text:list>
              </text:list-item>
              <text:list-item>
                <text:p>Useful With App Widgets</text:p>
                <text:list>
                  <text:list-item>
                    <text:p>Cannot fork threads from<text:line-break/>BroadcastReceiver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text-style-name="P4" draw:layer="layout" svg:width="25.199cm" svg:height="3.506cm" svg:x="1.4cm" svg:y="0.837cm" presentation:class="title">
          <draw:text-box>
            <text:p text:style-name="P4">Responding to Clicks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tep #1: Create a PendingIntent</text:span></text:p>
                <text:list>
                  <text:list-item>
                    <text:p text:style-name="P6"><text:span text:style-name="T2">Start an activity</text:span></text:p>
                  </text:list-item>
                  <text:list-item>
                    <text:p text:style-name="P6"><text:span text:style-name="T2">Route control back to your AppWidgetProvider</text:span></text:p>
                    <text:list>
                      <text:list-item>
                        <text:p text:style-name="P6"><text:span text:style-name="T2">Requires you to override </text:span><text:span text:style-name="T7">onReceive()</text:span><text:span text:style-name="T2"> and handle your own cases, plus chain to superclass to handle standard app widget events</text:span></text:p>
                      </text:list-item>
                    </text:list>
                  </text:list-item>
                  <text:list-item>
                    <text:p text:style-name="P6"><text:span text:style-name="T2">Route control back to your IntentService</text:span></text:p>
                  </text:list-item>
                </text:list>
              </text:list-item>
              <text:list-item>
                <text:p text:style-name="P6"><text:span text:style-name="T2">Step #2: Use </text:span><text:span text:style-name="T8">setOnClickPendingIntent()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text-style-name="P4" draw:layer="layout" svg:width="25.199cm" svg:height="3.506cm" svg:x="1.4cm" svg:y="0.837cm" presentation:class="title">
          <draw:text-box>
            <text:p text:style-name="P4">Responding to Clicks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onsider Being “Finger-Friendly”</text:span></text:p>
                <text:list>
                  <text:list-item>
                    <text:p text:style-name="P6"><text:span text:style-name="T2">Buttons, TextViews often a bit small in an app widget</text:span></text:p>
                    <text:list>
                      <text:list-item>
                        <text:p text:style-name="P6"><text:span text:style-name="T2">Particularly on smaller screen sizes (e.g., HTC Tattoo)</text:span></text:p>
                      </text:list-item>
                    </text:list>
                  </text:list-item>
                  <text:list-item>
                    <text:p text:style-name="P6"><text:span text:style-name="T7">setOnClickPendingIntent()</text:span><text:span text:style-name="T2"> works on anything, not just Button and ImageButton</text:span></text:p>
                  </text:list-item>
                  <text:list-item>
                    <text:p text:style-name="P6"><text:span text:style-name="T2">Consider making widget container also clickable</text:span></text:p>
                    <text:list>
                      <text:list-item>
                        <text:p text:style-name="P6"><text:span text:style-name="T2">E.g., RelativeLayou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20:00:45</dc:date>
    <meta:printed-by>Mark Murphy</meta:printed-by>
    <meta:print-date>2010-10-20T09:42:42</meta:print-date>
    <dc:language>en-US</dc:language>
    <meta:editing-cycles>93</meta:editing-cycles>
    <meta:editing-duration>PT7H40M38S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